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9" style:family="paragraph" style:parent-style-name="Text_20_body">
      <style:paragraph-properties fo:text-align="justify" style:justify-single-word="false"/>
      <style:text-properties officeooo:rsid="001f1a53" officeooo:paragraph-rsid="001f1a53"/>
    </style:style>
    <style:style style:name="P10" style:family="paragraph" style:parent-style-name="Text_20_body">
      <style:text-properties officeooo:rsid="00210fdd" officeooo:paragraph-rsid="000d1b3a"/>
    </style:style>
    <style:style style:name="P11" style:family="paragraph" style:parent-style-name="Text_20_body">
      <style:paragraph-properties fo:text-align="justify" style:justify-single-word="false"/>
      <style:text-properties officeooo:rsid="00287e8a" officeooo:paragraph-rsid="002d0c5b"/>
    </style:style>
    <style:style style:name="P12" style:family="paragraph" style:parent-style-name="Text_20_body">
      <style:paragraph-properties fo:text-align="justify" style:justify-single-word="false"/>
      <style:text-properties officeooo:rsid="002a2604" officeooo:paragraph-rsid="002a2604"/>
    </style:style>
    <style:style style:name="P13" style:family="paragraph" style:parent-style-name="Text_20_body">
      <style:paragraph-properties fo:text-align="justify" style:justify-single-word="false"/>
      <style:text-properties officeooo:rsid="002baae9" officeooo:paragraph-rsid="002baae9"/>
    </style:style>
    <style:style style:name="P14" style:family="paragraph" style:parent-style-name="Text_20_body">
      <style:paragraph-properties fo:text-align="justify" style:justify-single-word="false"/>
      <style:text-properties officeooo:rsid="002dc84e" officeooo:paragraph-rsid="002dc84e"/>
    </style:style>
    <style:style style:name="P15" style:family="paragraph" style:parent-style-name="Text_20_body">
      <style:paragraph-properties fo:text-align="justify" style:justify-single-word="false"/>
      <style:text-properties officeooo:paragraph-rsid="0026be73"/>
    </style:style>
    <style:style style:name="P16" style:family="paragraph" style:parent-style-name="Text_20_body">
      <style:paragraph-properties fo:break-before="page"/>
      <style:text-properties fo:language="es" fo:country="ES" officeooo:rsid="0008a84a" officeooo:paragraph-rsid="0008a84a"/>
    </style:style>
    <style:style style:name="P17" style:family="paragraph" style:parent-style-name="Title">
      <style:text-properties fo:language="es" fo:country="ES" officeooo:rsid="0008a84a" officeooo:paragraph-rsid="0008a84a"/>
    </style:style>
    <style:style style:name="P18" style:family="paragraph" style:parent-style-name="Subtitle">
      <style:text-properties fo:language="es" fo:country="ES" officeooo:rsid="0008a84a" officeooo:paragraph-rsid="0008a84a"/>
    </style:style>
    <style:style style:name="P19" style:family="paragraph" style:parent-style-name="Footnote">
      <style:text-properties fo:language="es" fo:country="ES" officeooo:rsid="001f1a53" officeooo:paragraph-rsid="001f1a53"/>
    </style:style>
    <style:style style:name="P20" style:family="paragraph" style:parent-style-name="Text_20_body">
      <style:paragraph-properties fo:text-align="justify" style:justify-single-word="false"/>
      <style:text-properties fo:language="es" fo:country="ES" officeooo:rsid="001f1a53" officeooo:paragraph-rsid="00287e8a"/>
    </style:style>
    <style:style style:name="P21" style:family="paragraph" style:parent-style-name="Text_20_body">
      <style:paragraph-properties fo:text-align="justify" style:justify-single-word="false"/>
      <style:text-properties fo:language="es" fo:country="ES" officeooo:rsid="00287e8a" officeooo:paragraph-rsid="00287e8a"/>
    </style:style>
    <style:style style:name="P22" style:family="paragraph" style:parent-style-name="Text_20_body">
      <style:paragraph-properties fo:text-align="justify" style:justify-single-word="false"/>
      <style:text-properties fo:language="es" fo:country="ES" officeooo:rsid="00287e8a" officeooo:paragraph-rsid="002d0c5b"/>
    </style:style>
    <style:style style:name="P23" style:family="paragraph" style:parent-style-name="Text_20_body">
      <style:text-properties fo:language="es" fo:country="ES" officeooo:paragraph-rsid="0018e9f9"/>
    </style:style>
    <style:style style:name="P24" style:family="paragraph" style:parent-style-name="Text_20_body">
      <style:paragraph-properties fo:text-align="justify" style:justify-single-word="false"/>
      <style:text-properties fo:language="es" fo:country="ES" officeooo:rsid="000c7216" officeooo:paragraph-rsid="0026be73"/>
    </style:style>
    <style:style style:name="P25" style:family="paragraph" style:parent-style-name="Text_20_body">
      <style:paragraph-properties fo:text-align="justify" style:justify-single-word="false"/>
      <style:text-properties fo:language="es" fo:country="ES" officeooo:rsid="0032a74b" officeooo:paragraph-rsid="0032a74b"/>
    </style:style>
    <style:style style:name="P26" style:family="paragraph" style:parent-style-name="Text_20_body" style:list-style-name="L2">
      <style:text-properties fo:language="es" fo:country="ES" officeooo:paragraph-rsid="0034c256"/>
    </style:style>
    <style:style style:name="P27" style:family="paragraph" style:parent-style-name="Text_20_body" style:list-style-name="L2">
      <style:text-properties fo:language="es" fo:country="ES" officeooo:rsid="0034c256" officeooo:paragraph-rsid="0034c256"/>
    </style:style>
    <style:style style:name="P28" style:family="paragraph" style:parent-style-name="Text_20_body" style:list-style-name="L2">
      <style:text-properties fo:language="es" fo:country="ES" officeooo:rsid="003670c4" officeooo:paragraph-rsid="003670c4"/>
    </style:style>
    <style:style style:name="P29" style:family="paragraph" style:parent-style-name="Text_20_body">
      <style:paragraph-properties fo:text-align="justify" style:justify-single-word="false"/>
      <style:text-properties fo:language="es" fo:country="ES" officeooo:rsid="00377d97" officeooo:paragraph-rsid="00377d97"/>
    </style:style>
    <style:style style:name="P30" style:family="paragraph" style:parent-style-name="Text_20_body">
      <style:paragraph-properties fo:text-align="justify" style:justify-single-word="false"/>
      <style:text-properties fo:language="es" fo:country="ES" officeooo:rsid="0038a9a7" officeooo:paragraph-rsid="0038a9a7"/>
    </style:style>
    <style:style style:name="P31" style:family="paragraph" style:parent-style-name="Text_20_body">
      <style:paragraph-properties fo:text-align="justify" style:justify-single-word="false"/>
      <style:text-properties officeooo:rsid="002fd1a5" officeooo:paragraph-rsid="002fd1a5"/>
    </style:style>
    <style:style style:name="P32" style:family="paragraph" style:parent-style-name="Text_20_body">
      <style:paragraph-properties fo:text-align="justify" style:justify-single-word="false"/>
      <style:text-properties officeooo:rsid="0031af8c" officeooo:paragraph-rsid="0031af8c"/>
    </style:style>
    <style:style style:name="P33" style:family="paragraph" style:parent-style-name="Text_20_body">
      <style:paragraph-properties fo:text-align="justify" style:justify-single-word="false"/>
      <style:text-properties officeooo:rsid="00328f0c" officeooo:paragraph-rsid="00328f0c"/>
    </style:style>
    <style:style style:name="P34" style:family="paragraph" style:parent-style-name="Text_20_body">
      <style:paragraph-properties fo:text-align="justify" style:justify-single-word="false"/>
      <style:text-properties officeooo:rsid="0032a74b" officeooo:paragraph-rsid="0032a74b"/>
    </style:style>
    <style:style style:name="P35" style:family="paragraph" style:parent-style-name="Text_20_body">
      <style:paragraph-properties fo:text-align="justify" style:justify-single-word="false"/>
      <style:text-properties fo:color="#800000" fo:font-weight="bold" officeooo:rsid="0032a74b" officeooo:paragraph-rsid="0032a74b" style:font-weight-asian="bold" style:font-weight-complex="bold"/>
    </style:style>
    <style:style style:name="P36" style:family="paragraph" style:parent-style-name="Text_20_body">
      <style:paragraph-properties fo:text-align="justify" style:justify-single-word="false"/>
      <style:text-properties officeooo:rsid="00287e8a" officeooo:paragraph-rsid="00287e8a"/>
    </style:style>
    <style:style style:name="P37" style:family="paragraph" style:parent-style-name="Text_20_body">
      <style:paragraph-properties fo:text-align="justify" style:justify-single-word="false"/>
      <style:text-properties officeooo:rsid="0034c256" officeooo:paragraph-rsid="0034c256"/>
    </style:style>
    <style:style style:name="P38" style:family="paragraph" style:parent-style-name="Text_20_body">
      <style:paragraph-properties fo:text-align="justify" style:justify-single-word="false"/>
      <style:text-properties officeooo:rsid="0037349c" officeooo:paragraph-rsid="0037349c"/>
    </style:style>
    <style:style style:name="P39" style:family="paragraph" style:parent-style-name="Text_20_body">
      <style:paragraph-properties fo:text-align="justify" style:justify-single-word="false"/>
      <style:text-properties officeooo:rsid="00377d97" officeooo:paragraph-rsid="00377d97"/>
    </style:style>
    <style:style style:name="P40" style:family="paragraph" style:parent-style-name="Heading_20_1">
      <style:text-properties fo:language="es" fo:country="ES" officeooo:rsid="0008a84a" officeooo:paragraph-rsid="000d3620"/>
    </style:style>
    <style:style style:name="P41" style:family="paragraph" style:parent-style-name="Heading_20_1">
      <style:paragraph-properties fo:break-before="page"/>
      <style:text-properties fo:language="es" fo:country="ES" officeooo:rsid="0008a84a" officeooo:paragraph-rsid="0014f363"/>
    </style:style>
    <style:style style:name="P42" style:family="paragraph" style:parent-style-name="Heading_20_1">
      <style:paragraph-properties fo:break-before="page"/>
      <style:text-properties fo:language="es" fo:country="ES" officeooo:rsid="0008a84a" officeooo:paragraph-rsid="000f3325"/>
    </style:style>
    <style:style style:name="P43" style:family="paragraph" style:parent-style-name="Heading_20_1">
      <style:paragraph-properties fo:break-before="page"/>
      <style:text-properties fo:language="es" fo:country="ES" officeooo:rsid="0014f363" officeooo:paragraph-rsid="0014f363"/>
    </style:style>
    <style:style style:name="P44" style:family="paragraph" style:parent-style-name="Heading_20_2">
      <style:text-properties fo:language="es" fo:country="ES"/>
    </style:style>
    <style:style style:name="P45" style:family="paragraph" style:parent-style-name="Anexo" style:list-style-name="L1">
      <style:text-properties fo:language="es" fo:country="ES"/>
    </style:style>
    <style:style style:name="P46" style:family="paragraph" style:parent-style-name="Anexo" style:list-style-name="L1">
      <style:paragraph-properties fo:break-befor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officeooo:rsid="0008a84a"/>
    </style:style>
    <style:style style:name="T3" style:family="text">
      <style:text-properties fo:language="es" fo:country="ES" fo:font-style="italic" style:font-style-asian="italic" style:font-style-complex="italic"/>
    </style:style>
    <style:style style:name="T4" style:family="text">
      <style:text-properties fo:language="es" fo:country="ES" fo:font-style="italic" officeooo:rsid="0037349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2baae9"/>
    </style:style>
    <style:style style:name="T8" style:family="text">
      <style:text-properties fo:language="es" fo:country="ES" officeooo:rsid="002d0c5b"/>
    </style:style>
    <style:style style:name="T9" style:family="text">
      <style:text-properties fo:language="es" fo:country="ES" officeooo:rsid="002dc84e"/>
    </style:style>
    <style:style style:name="T10" style:family="text">
      <style:text-properties fo:language="es" fo:country="ES" officeooo:rsid="00114a56"/>
    </style:style>
    <style:style style:name="T11" style:family="text">
      <style:text-properties fo:language="es" fo:country="ES" officeooo:rsid="002e7a23"/>
    </style:style>
    <style:style style:name="T12" style:family="text">
      <style:text-properties fo:language="es" fo:country="ES" officeooo:rsid="0037349c"/>
    </style:style>
    <style:style style:name="T13" style:family="text">
      <style:text-properties fo:font-style="italic" style:font-style-asian="italic" style:font-style-complex="italic"/>
    </style:style>
    <style:style style:name="T14" style:family="text">
      <style:text-properties fo:font-style="italic" officeooo:rsid="002e7a23" style:font-style-asian="italic" style:font-style-complex="italic"/>
    </style:style>
    <style:style style:name="T15" style:family="text">
      <style:text-properties fo:font-style="italic" officeooo:rsid="00345695" style:font-style-asian="italic" style:font-style-complex="italic"/>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38a9a7" style:font-style-asian="normal" style:font-style-complex="normal"/>
    </style:style>
    <style:style style:name="T19" style:family="text">
      <style:text-properties officeooo:rsid="000d3620"/>
    </style:style>
    <style:style style:name="T20" style:family="text">
      <style:text-properties fo:color="#800000" fo:language="es" fo:country="ES" fo:font-weight="bold" style:font-weight-asian="bold" style:font-weight-complex="bold"/>
    </style:style>
    <style:style style:name="T21" style:family="text">
      <style:text-properties fo:color="#800000" fo:language="es" fo:country="ES" fo:font-style="italic" fo:font-weight="bold" officeooo:rsid="0037349c" style:font-style-asian="italic" style:font-weight-asian="bold" style:font-style-complex="italic" style:font-weight-complex="bold"/>
    </style:style>
    <style:style style:name="T22" style:family="text">
      <style:text-properties officeooo:rsid="002e7a23"/>
    </style:style>
    <style:style style:name="T23" style:family="text">
      <style:text-properties officeooo:rsid="002fcb6a"/>
    </style:style>
    <style:style style:name="T24" style:family="text">
      <style:text-properties officeooo:rsid="00345695"/>
    </style:style>
    <style:style style:name="T25" style:family="text">
      <style:text-properties officeooo:rsid="0034c25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emoria de Sistemas Inteligentes</text:p>
      <text:p text:style-name="P18">Obtención de los valores PID de un sistema de control por medio de <text:span text:style-name="T16">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Realizado por:<text:tab/><text:tab/><text:tab/></text:p>
      <text:p text:style-name="P8">Miguel Jiménez Arribas<text:tab/> <text:s text:c="5"/></text:p>
      <text:p text:style-name="P1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47"><text:a xlink:type="simple" xlink:href="#__RefHeading__209_791172448" text:style-name="Index_20_Link" text:visited-style-name="Index_20_Link"><text:s/>1. Objetivo del proyecto.<text:tab/>3</text:a></text:p>
          <text:p text:style-name="P47"><text:a xlink:type="simple" xlink:href="#__RefHeading__352_791172448" text:style-name="Index_20_Link" text:visited-style-name="Index_20_Link"><text:s/>2. Explicación detallada del código.<text:tab/>4</text:a></text:p>
          <text:p text:style-name="P48"><text:a xlink:type="simple" xlink:href="#__RefHeading__1607_791172448" text:style-name="Index_20_Link" text:visited-style-name="Index_20_Link"><text:s/>2.Altimeter.cs<text:tab/>4</text:a></text:p>
          <text:p text:style-name="P48"><text:a xlink:type="simple" xlink:href="#__RefHeading__1609_791172448" text:style-name="Index_20_Link" text:visited-style-name="Index_20_Link"><text:s/>2.CamControl.cs<text:tab/>4</text:a></text:p>
          <text:p text:style-name="P48"><text:a xlink:type="simple" xlink:href="#__RefHeading__1611_791172448" text:style-name="Index_20_Link" text:visited-style-name="Index_20_Link"><text:s/>2.FlightController.cs<text:tab/>4</text:a></text:p>
          <text:p text:style-name="P48"><text:a xlink:type="simple" xlink:href="#__RefHeading__1613_791172448" text:style-name="Index_20_Link" text:visited-style-name="Index_20_Link"><text:s/>2.GA.cs<text:tab/>4</text:a></text:p>
          <text:p text:style-name="P48"><text:a xlink:type="simple" xlink:href="#__RefHeading__1615_791172448" text:style-name="Index_20_Link" text:visited-style-name="Index_20_Link"><text:s/>2.Individual.cs<text:tab/>5</text:a></text:p>
          <text:p text:style-name="P48"><text:a xlink:type="simple" xlink:href="#__RefHeading__1617_791172448" text:style-name="Index_20_Link" text:visited-style-name="Index_20_Link"><text:s/>2.PIDController.cs<text:tab/>5</text:a></text:p>
          <text:p text:style-name="P48"><text:a xlink:type="simple" xlink:href="#__RefHeading__1619_791172448" text:style-name="Index_20_Link" text:visited-style-name="Index_20_Link"><text:s/>2.RotationSensor.cs<text:tab/>5</text:a></text:p>
          <text:p text:style-name="P48"><text:a xlink:type="simple" xlink:href="#__RefHeading__1621_791172448" text:style-name="Index_20_Link" text:visited-style-name="Index_20_Link"><text:s/>2.Rotor.cs<text:tab/>5</text:a></text:p>
          <text:p text:style-name="P47"><text:a xlink:type="simple" xlink:href="#__RefHeading__332_791172448" text:style-name="Index_20_Link" text:visited-style-name="Index_20_Link"><text:s/>3. Consideraciones a tener en cuenta.<text:tab/>7</text:a></text:p>
          <text:p text:style-name="P47"><text:a xlink:type="simple" xlink:href="#__RefHeading__328_791172448" text:style-name="Index_20_Link" text:visited-style-name="Index_20_Link"><text:s/>4. Resultados obtenidos.<text:tab/>7</text:a></text:p>
          <text:p text:style-name="P47"><text:a xlink:type="simple" xlink:href="#__RefHeading__330_791172448" text:style-name="Index_20_Link" text:visited-style-name="Index_20_Link"><text:s/>5. Conclusiones y mejoras.<text:tab/>7</text:a></text:p>
          <text:p text:style-name="P47"><text:a xlink:type="simple" xlink:href="#__RefHeading__326_791172448" text:style-name="Index_20_Link" text:visited-style-name="Index_20_Link">Anexo 1: Entrega.<text:tab/>8</text:a></text:p>
          <text:p text:style-name="P47"><text:a xlink:type="simple" xlink:href="#__RefHeading__1738_791172448" text:style-name="Index_20_Link" text:visited-style-name="Index_20_Link">Anexo 2: Bibliografía.<text:tab/>8</text:a></text:p>
        </text:index-body>
      </text:table-of-content>
      <text:p text:style-name="P1"/>
      <text:h text:style-name="P41" text:outline-level="1"><text:bookmark-start text:name="__RefHeading__209_791172448"/><text:s/>Objetivo del proyecto.<text:bookmark-end text:name="__RefHeading__209_791172448"/></text:h>
      <text:p text:style-name="P9"><text:span text:style-name="T1">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5"> en Internet</text:span><text:span text:style-name="T5"><text:note text:id="ftn1" text:note-class="footnote"><text:note-citation>1</text:note-citation><text:note-body><text:p text:style-name="P19">Para más información sobre la bibliografía utilizada ir al Anexo 2.</text:p></text:note-body></text:note></text:span><text:span text:style-name="T5">.</text:span></text:p>
      <text:p text:style-name="P20">De esta manera el proyecto comenzó con dos objetivos principales:</text:p>
      <text:p text:style-name="P21">En primer lugar realizar una simulación lo más realista posible de manera en un futuro hipotético para la realización del proyecto en hardware real, el controlador PID y la mayoría del código pudieran reutilizarse.</text:p>
      <text:p text:style-name="P22">En segundo lugar obtener mediante algoritmos genéticos unos valores PID que obtuvieran un comportamiento mejor que aquellos valores obtenidos mediante ensayo y error.</text:p>
      <text:p text:style-name="P11"><text:span text:style-name="T8">Con estos objetivos en mente, el proyecto consiste en la realización de una simulación </text:span><text:span text:style-name="T9">en Unity3D </text:span><text:span text:style-name="T8">de un quadcóptero estabilizado mediante tres controladores PID, uno para la altura, otro para la actitud y otro para la velocidad.</text:span></text:p>
      <text:h text:style-name="P43" text:outline-level="1"><text:bookmark-start text:name="__RefHeading__352_791172448"/><text:s/>Explicación detallada del código.<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44" text:outline-level="2"><text:bookmark-start text:name="__RefHeading__1607_791172448"/>Altimeter.cs<text:bookmark-end text:name="__RefHeading__1607_791172448"/></text:h>
      <text:p text:style-name="P12"><text:span text:style-name="T1">Puesto que, como ya se ha explicado, uno de los objetivos era realizar una simulación lo más realista posible, se ha obtado por externalizar la obtención de datos de manera que actúe de forma más realista, </text:span><text:span text:style-name="T7">puesto que en un controlador real se tendría por un lado la MCU (microcontrolador) y por otro cada uno de los sensores a los cuáles accedería por medio de registros.</text:span></text:p>
      <text:p text:style-name="P13"><text:span text:style-name="T7">D</text:span><text:span text:style-name="T1">e esta manera la clase Altimeter se actuliza en cada </text:span><text:span text:style-name="T3">frame</text:span><text:span text:style-name="T1"> con la altura a la que se encuentra el quadcóptero y </text:span><text:span text:style-name="T20">proveé a FlightController con una función con la cuál obtener dicho dato.</text:span></text:p>
      <text:h text:style-name="P44" text:outline-level="2"><text:bookmark-start text:name="__RefHeading__1609_791172448"/>CamControl.cs<text:bookmark-end text:name="__RefHeading__1609_791172448"/></text:h>
      <text:p text:style-name="P14"><text:span text:style-name="T1">Este script controla la camara </text:span><text:span text:style-name="T11">principal</text:span><text:span text:style-name="T1"> de Unity de manera que siga al quadcóptero en su movimiento.</text:span></text:p>
      <text:h text:style-name="P44" text:outline-level="2"><text:bookmark-start text:name="__RefHeading__1611_791172448"/>FlightController.cs<text:bookmark-end text:name="__RefHeading__1611_791172448"/></text:h>
      <text:p text:style-name="P31"><text:span text:style-name="T1">Esta clase se encarga de realizar toda la simulación del quadcóptero. Cada </text:span><text:span text:style-name="T3">frame</text:span><text:span text:style-name="T1"> llama a los métodos HeightStabiliser y AttitudeStabiliser, tras lo cuál realiza unos cuantos cálculos para el fitness de controlador, algo sobre lo que hablaremos en el próximo script.</text:span></text:p>
      <text:p text:style-name="P31"><text:span text:style-name="T1">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2"><text:span text:style-name="T1">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31"><text:span text:style-name="T1">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text:span></text:p>
      <text:h text:style-name="P44" text:outline-level="2"><text:bookmark-start text:name="__RefHeading__1613_791172448"/>GA.cs<text:bookmark-end text:name="__RefHeading__1613_791172448"/></text:h>
      <text:p text:style-name="P33"><text:span text:style-name="T1">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1"> desde el editor) llamando en cada caso a los métodos de inicialización correspondientes.</text:span></text:p>
      <text:p text:style-name="P33"><text:soft-page-break/><text:span text:style-name="T1">En el caso en que esté en modo simulación únicamente llamará al método de inicialización de FlightController y este se encargará de recoger los valores necesarios del editor,</text:span></text:p>
      <text:p text:style-name="P33"><text:span text:style-name="T1">En caso de que esté en modo de aprendizaje se crean aleatoriamente las poblaciones tras lo cual comienza la evolución. En el método </text:span><text:span text:style-name="T3">evolution</text:span><text:span text:style-name="T1"> para cada generación se calcula el fitness y las posibilidades de selección de cada uno de los individuos. Tras esto se escoje un individuo de la población al azar según las probabilidades calculadas tras lo cuál se muta y se compara consigo mismo antes de mutar y se añade el mejor de los dos a la nueva población.</text:span></text:p>
      <text:p text:style-name="P33"><text:span text:style-name="T1">Como puede verse, se ha obtado por una sola operación (mutar) puesto que al tratarse de números decimales, no tendría sentido que hubiera una operación de combinación.</text:span></text:p>
      <text:p text:style-name="P35"><text:span text:style-name="T1">Todo lo referente a la creación de individuos y al cálculo del </text:span><text:span text:style-name="T3">fitness</text:span><text:span text:style-name="T1"> se expondrá en el apartado...</text:span></text:p>
      <text:h text:style-name="P44" text:outline-level="2"><text:bookmark-start text:name="__RefHeading__1615_791172448"/>Individual.cs<text:bookmark-end text:name="__RefHeading__1615_791172448"/></text:h>
      <text:p text:style-name="P34"><text:span text:style-name="T1">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y obtenerlo de vuelta y mutar. </text:span></text:p>
      <text:p text:style-name="P34"><text:span text:style-name="T1">El método mutar consiste en la obtención de dos números aleatorios, uno que decide si se suma o resta y otro la cantidad.</text:span></text:p>
      <text:h text:style-name="P44" text:outline-level="2"><text:bookmark-start text:name="__RefHeading__1617_791172448"/>PIDController.cs<text:bookmark-end text:name="__RefHeading__1617_791172448"/></text:h>
      <text:p text:style-name="P5">Esta clase centraliza todos los cálculos necesarios para actualizar un controlador PID de un momento al siguiente. <text:span text:style-name="T23">En esta implementación se calcula el valor de salida a partir de un valor de entrada siguiendo la fórmula:</text:span></text:p>
      <text:p text:style-name="P6"><draw:frame draw:style-name="fr1"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7">siendo <draw:frame draw:style-name="fr1"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4"><text:span text:style-name="T22">Desafortunadamente, por motivos de falta de tiempo, esta clase solo se ha utilizado para el controlador de altitud (en FlightController.cs), mientras que en el controlador de actitud se ha tenido que implementar la misma funcionalidad </text:span><text:span text:style-name="T14">hardcoded</text:span><text:span text:style-name="T22"> en FlightController.cs puesto que para este segundo se utilizan c</text:span>uaterniones <text:span text:style-name="T22">(</text:span><text:span text:style-name="T14">quaternions</text:span><text:span text:style-name="T22">) y no disponía del tiempo necesario para modificar PIDController de manera que soportara a estos.</text:span></text:p>
      <text:h text:style-name="P44" text:outline-level="2"><text:bookmark-start text:name="__RefHeading__1619_791172448"/>RotationSensor.cs<text:bookmark-end text:name="__RefHeading__1619_791172448"/></text:h>
      <text:p text:style-name="P13"><text:span text:style-name="T1">De la misma forma que en Altimeter.cs, la clase RotationSensor se actualiza en cada </text:span><text:span text:style-name="T3">frame</text:span><text:span text:style-name="T5"> con la actitud (rotación) del quadcóptero y proveé al controlador de una función con la cuál obtener esta.</text:span></text:p>
      <text:h text:style-name="P44" text:outline-level="2"><text:bookmark-start text:name="__RefHeading__1621_791172448"/>Rotor.cs<text:bookmark-end text:name="__RefHeading__1621_791172448"/></text:h>
      <text:p text:style-name="P25">Este script es el encar<text:span text:style-name="T24">g</text:span>ado de simular el comportamiento de cada uno de los rotores de un <text:soft-page-break/>quadcóptero. <text:span text:style-name="T24">Así genera la fuerza en cada uno de los cuatro vértices del quadcóptero así como genera el par motor responsible del giro en el eje vertical (</text:span><text:span text:style-name="T15">yaw</text:span><text:span text:style-name="T24">).</text:span></text:p>
      <text:p text:style-name="P25">Además, <text:span text:style-name="T24">implementa las </text:span>funciones utilizadas en la clase FlightController para <text:span text:style-name="T24">establecer la potencia de cada uno de los motores.</text:span></text:p>
      <text:p text:style-name="P23"/>
      <text:h text:style-name="P42" text:outline-level="1"><text:bookmark-start text:name="__RefHeading__332_791172448"/><text:s/>Consideraciones a tener en cuenta.<text:bookmark-end text:name="__RefHeading__332_791172448"/></text:h>
      <text:p text:style-name="P32"><text:span text:style-name="T12">El proyecto entregado cuenta con dos m</text:span><text:span text:style-name="T1">odo </text:span><text:span text:style-name="T12">de operación: modo de </text:span><text:span text:style-name="T1">aprendizaje y </text:span><text:span text:style-name="T12">modo de </text:span><text:span text:style-name="T1">simulación. </text:span><text:span text:style-name="T12">Se puede cambiar entre ellos (des)marcando la variable boolean </text:span><text:span text:style-name="T4">simulation</text:span><text:span text:style-name="T12"> desde el inspector del editor de Unity del script GA.cs, dentro de </text:span><text:span text:style-name="T4">GameObject</text:span><text:span text:style-name="T12"> </text:span><text:span text:style-name="T21">Floor</text:span><text:span text:style-name="T12">. </text:span></text:p>
      <text:p text:style-name="P38"><text:span text:style-name="T1">Dependiendo del modo en el que se encuentre, los valores PID cada controlador se leen de un sitio diferentes. En caso del modo simulación se pueden cambiar directamente desde el inspector del </text:span><text:span text:style-name="T3">GameObject Quadcopter</text:span><text:span text:style-name="T1">. Sin embargo, en modo aprendizaje dichos valores son generados aleatoriamente como se explicará a continuación.</text:span></text:p>
      <text:p text:style-name="P38"><text:span text:style-name="T1">Además del modo, existen otras propiedades de la clase GA que pueden ser de interés modificar, como son el número de generaciónes o el de individuos, la probabilidad de mutación, el tiempo que dura la simulación de cada individuo y la escala del tiempo, para acelerar la ejecución (valores mayores que tres pueden dar problemas).</text:span></text:p>
      <text:h text:style-name="P40" text:outline-level="1"><text:bookmark-start text:name="__RefHeading__328_791172448"/><text:s/>Resultados obtenidos.<text:bookmark-end text:name="__RefHeading__328_791172448"/></text:h>
      <text:p text:style-name="P39"><text:span text:style-name="T1">Teniendo en cuenta los objetivos del proyecto establecidos anteriormente, puede verse como el transcurso de la práctica se ha dividido en dos partes bien diferenciadas. Por un lado la programación y testeo de la simulación con unos valores PID obtenidos mediante ensayo y error. Y por otro la programación y aprendizaje de dichos valores por técnicas genéticas. Es sobre esto segundo sobre lo que se van a presentar los resultados a continuación.</text:span></text:p>
      <text:p text:style-name="P39"><text:span text:style-name="T1">En una primera aproximación se pensó en establecer inicialmente los valores PID del controlador de manera aleatoria, sin ningún tipo de conocimiento previo. Además se calculaba el </text:span><text:span text:style-name="T3">fitness</text:span><text:span text:style-name="T1"> de cada individuo teniendo en cuenta únicamente lo cercano que estaban la velocidad (lineal y angular) a 0. Así tras tan solo una generación el algoritmo ya había encontrado que la población más estable era el suelo, por lo que establecia valores PID cercanos a 0 de manera que la potencia de los motores no era lo suficiente como para elevarlo.</text:span></text:p>
      <text:p text:style-name="P29">Después se modificó el cálculo de <text:span text:style-name="T13">fitness</text:span><text:span text:style-name="T17"> de manera que se tuvieran en cuenta tres cosas: la diferencia con la altura establecidad como objetivo (desde el inspector en FlightController.cs), la velocidad angular y la diferencia con la posición objetivo (no solo la altura). Se divide entre altura y posición para intentar prioritizar primero aquellas soluciones que se estabilizaran a la altura objetivo más rápidamente.</text:span></text:p>
      <text:p text:style-name="P29"><text:span text:style-name="T17">Sin embargo esta solución tampoco fue efectiva, pues tras haberlo dejado entrenando más de 12 horas no había llegado a ninguna solución más o menos efectiva. La mayoría de estas solian sufrir de lo que se conoce en inglés como </text:span><text:span text:style-name="T13">overshot</text:span><text:span text:style-name="T17">, en la que el quadcóptero </text:span><text:span text:style-name="T18">aceleraba demasiado en una dirección tuviendo que decelerar a su vez más, etc, hasta que o salía despedido o simplemente se quedaba oscilando sin parar.</text:span></text:p>
      <text:p text:style-name="P30"><text:span text:style-name="T17">Finalmente se optó por una tercera opción que consiste en dos modificaciones diferentes. En primer lugar se decide utilizar conocimiento previo, puesto que como había hecho un gran número de pruebas con ensayo y error conocía que el valor D solía ser mucho más grando que el P y este a su vez del I. De esta manera en la creación aleatoria de inviduos en Individual.cs puede verse como </text:span><text:soft-page-break/><text:span text:style-name="T17">como primer valor es de un orden 10 veces más grande que el segundo y este así a su vez del tercero.</text:span></text:p>
      <text:p text:style-name="P30"><text:span text:style-name="T17">Además respecto del cálculo del </text:span><text:span text:style-name="T13">fitness</text:span><text:span text:style-name="T17">, se decide tener en cuenta las oscilaciones anteriormente mencionadas, de manera que tras unos pequeños cambios en FlightController.cs tenemos que el </text:span><text:span text:style-name="T13">fitness</text:span><text:span text:style-name="T17"> utiliza la suma ponderada del inverso del número de oscilaciones realizadas, la velocidad angular y la velocidad de ascenso inicial. Este último dato se tiene en cuenta para favorecer las soluciones que llegan a estabilizar el aparato de la manera más rápidamente posible, pues sino habían casos en los que no había oscilaciones pero que sin embargo tardaba más de 10 segundos en llegar hasta la posición deseada.</text:span></text:p>
      <text:h text:style-name="P40" text:outline-level="1"><text:bookmark-start text:name="__RefHeading__330_791172448"/><text:s/>Conclusiones y mejoras.<text:bookmark-end text:name="__RefHeading__330_791172448"/></text:h>
      <text:p text:style-name="P36"><text:span text:style-name="T2">H</text:span><text:span text:style-name="T1">acerlo de verdad.</text:span></text:p>
      <text:p text:style-name="P37"><text:span text:style-name="T1">Velocidad para roll and pitch</text:span></text:p>
      <text:p text:style-name="P2"/>
      <text:p text:style-name="P10"/>
      <text:list xml:id="list2077355239434413270" text:style-name="L1">
        <text:list-item>
          <text:h text:style-name="P46" text:outline-level="1"><text:bookmark-start text:name="__RefHeading__326_791172448"/><text:span text:style-name="T19"><text:s/></text:span><text:span text:style-name="T6">Entrega.</text:span><text:bookmark-end text:name="__RefHeading__326_791172448"/></text:h>
        </text:list-item>
      </text:list>
      <text:p text:style-name="P24">Junto con esta memoria se entrega un zip... </text:p>
      <text:p text:style-name="P15"><text:span text:style-name="T1">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1">, </text:span><text:span text:style-name="T10">encontrándose la memoria en la carpeta “/Course/Memoria.pdf”.</text:span></text:p>
      <text:list xml:id="list190334616859031" text:continue-numbering="true" text:style-name="L1">
        <text:list-item>
          <text:h text:style-name="P45"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30621020762135489" text:style-name="L2">
        <text:list-item>
          <text:p text:style-name="P26"><text:a xlink:type="simple" xlink:href="http://wordpress.richardhannah.ninja/honours-project/"><text:span text:style-name="T25">http://wordpress.richardhannah.ninja/honours-project/</text:span></text:a><text:span text:style-name="T25"> <text:s/></text:span></text:p>
        </text:list-item>
        <text:list-item>
          <text:p text:style-name="P27"><text:a xlink:type="simple" xlink:href="http://www.alanzucconi.com/2016/04/27/evolutionary-computation-4/">http://www.alanzucconi.com/2016/04/27/evolutionary-computation-4/</text:a> </text:p>
        </text:list-item>
        <text:list-item>
          <text:p text:style-name="P27">PID Parameters Optimization by Using Genetic Algorithm. Andri Mirzal, Shinichiro Yoshii, Masashi Furukawa. <text:a xlink:type="simple" xlink:href="https://arxiv.org/pdf/1204.0885.pdf">https://arxiv.org/pdf/1204.0885.pdf</text:a> </text:p>
        </text:list-item>
        <text:list-item>
          <text:p text:style-name="P28">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28">Controller Tuning Using Genetic Algorithms. Ecaterina Emilia Vladu, Toma Leonida Dragomi. <text:a xlink:type="simple" xlink:href="http://uni-obuda.hu/conferences/saci04/vladu.pdf">http://uni-obuda.hu/conferences/saci04/vladu.pdf</text:a> </text:p>
        </text:list-item>
        <text:list-item>
          <text:p text:style-name="P27"><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9:03:33.840919511</dc:date>
    <meta:editing-duration>PT4H42S</meta:editing-duration>
    <meta:editing-cycles>39</meta:editing-cycles>
    <meta:generator>LibreOffice/4.2.8.2$Linux_X86_64 LibreOffice_project/420m0$Build-2</meta:generator>
    <dc:creator>Miguel Jimenez</dc:creator>
    <meta:document-statistic meta:table-count="0" meta:image-count="0" meta:object-count="2" meta:page-count="9" meta:paragraph-count="82" meta:word-count="1868" meta:character-count="11948" meta:non-whitespace-character-count="10128"/>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